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251cm" fo:margin-left="0.116cm" table:align="left" style:shadow="none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9.155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3.096cm"/>
    </style:style>
    <style:style style:name="Table1.1" style:family="table-row">
      <style:table-row-properties style:min-row-height="4.868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51cm"/>
    </style:style>
    <style:style style:name="Table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5" style:family="table-row">
      <style:table-row-properties style:min-row-height="0.616cm"/>
    </style:style>
    <style:style style:name="Table1.6" style:family="table-row">
      <style:table-row-properties style:min-row-height="1.64cm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6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8" style:family="paragraph" style:parent-style-name="Table_20_Contents">
      <style:paragraph-properties fo:text-align="end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" fo:font-size="13pt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" fo:font-size="13pt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style:font-name="Times New Romance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4"><text:s text:c="2"/><text:placeholder text:placeholder-type="text">&lt;o.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V.V. TITANIUM PIGMENTS PRIVATE LIMITED</text:p>
            <text:p text:style-name="P10">Thoothukudi.</text:p>
            <text:p text:style-name="P8"/>
            <text:p text:style-name="P12"><text:tab/><text:tab/><text:tab/><text:tab/><text:tab/><text:tab/><text:tab/><text:tab/>Date: <text:placeholder text:placeholder-type="text">&lt;get_date(o.service_date)&gt;</text:placeholder></text:p>
            <text:p text:style-name="P12"><text:span text:style-name="T4">To</text:span> </text:p>
            <text:p text:style-name="P12"><text:span text:style-name="T2"><text:s text:c="8"/>Stores Incharge</text:span></text:p>
            <text:p text:style-name="P12"><text:span text:style-name="T2"><text:s/></text:span>Please arrange a gate pass on returnable or non-returnable basis on M/s: <text:span text:style-name="T3"><text:placeholder text:placeholder-type="text">&lt;o.vendor_id.name&gt;</text:placeholder></text:span> for the following items to be sent through Mr. <text:s/><text:span text:style-name="T3"><text:placeholder text:placeholder-type="text">&lt;o.carrier_name&gt;</text:placeholder></text:span> wide Truck No. <text:span text:style-name="T3"><text:placeholder text:placeholder-type="text">&lt;o.truck_no&gt;</text:placeholder></text:span>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>Sl.No</text:p>
          </table:table-cell>
          <table:table-cell table:style-name="Table1.A2" office:value-type="string">
            <text:p text:style-name="P16">Item Description</text:p>
          </table:table-cell>
          <table:table-cell table:style-name="Table1.A2" office:value-type="string">
            <text:p text:style-name="P16">Quantity</text:p>
            <text:p text:style-name="P16"/>
          </table:table-cell>
          <table:table-cell table:style-name="Table1.D2" office:value-type="string">
            <text:p text:style-name="P16">Approximate Value</text:p>
          </table:table-cell>
        </table:table-row>
        <table:table-row>
          <table:table-cell table:style-name="Table1.D2" table:number-columns-spanned="4" office:value-type="string">
            <text:p text:style-name="P14"><text:placeholder text:placeholder-type="text">&lt;for each="sequence,line in enumerate(o.service_gpass_req_line)"&gt;</text:placeholder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3"><text:placeholder text:placeholder-type="text">&lt;sequence+1&gt;</text:placeholder></text:p>
          </table:table-cell>
          <table:table-cell table:style-name="Table1.A4" office:value-type="string">
            <text:p text:style-name="P14"><text:placeholder text:placeholder-type="text">&lt;line.item_desc or ''&gt;</text:placeholder></text:p>
          </table:table-cell>
          <table:table-cell table:style-name="Table1.A4" office:value-type="string">
            <text:p text:style-name="P15"><text:placeholder text:placeholder-type="text">&lt;line.service_qty or 0&gt;</text:placeholder></text:p>
          </table:table-cell>
          <table:table-cell table:style-name="Table1.A1" office:value-type="string">
            <text:p text:style-name="P13"><text:placeholder text:placeholder-type="text">&lt;line.approx_qty or 0&gt;</text:placeholder></text:p>
          </table:table-cell>
        </table:table-row>
        <table:table-row table:style-name="Table1.5">
          <table:table-cell table:style-name="Table1.D2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2" table:number-columns-spanned="4" office:value-type="string">
            <text:p text:style-name="P17">Purpose: <text:placeholder text:placeholder-type="text">&lt;o.purpose or ''&gt;</text:placeholder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2" table:number-columns-spanned="4" office:value-type="string">
            <text:p text:style-name="P18"/>
            <text:p text:style-name="P18"/>
            <text:p text:style-name="P18">SIGNATURE OF H.O.D</text:p>
            <text:p text:style-name="P18"/>
            <text:p text:style-name="P19">Note :</text:p>
            <text:p text:style-name="P19">1. Please ensure all columns are filled to avoid delay in preparing gate pass.</text:p>
            <text:p text:style-name="P19">2. Please enclose a list, if items are more.</text:p>
            <text:p text:style-name="P19">3. The items are to be taken on the same day the gate pass is made.</text:p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10-22T17:51:02</dc:date>
    <meta:editing-duration>PT57M30S</meta:editing-duration>
    <meta:editing-cycles>76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23" meta:word-count="108" meta:character-count="773" meta:non-whitespace-character-count="667"/>
  </office:meta>
</office:document-meta>
</file>